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ff0000" draw:marker-start-width="0.457cm" draw:marker-end="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" style:family="graphic" style:parent-style-name="standard">
      <style:graphic-properties draw:stroke="dash" draw:stroke-dash="Ultrafine_20_2_20_Dots_20_3_20_Dashes"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2_20_Dots_20_3_20_Dashes"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5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15cm"/>
    </style:style>
    <style:style style:name="gr9" style:family="graphic" style:parent-style-name="standard">
      <style:graphic-properties draw:stroke="none" svg:stroke-color="#000000" draw:fill="none" draw:fill-color="#ffffff" fo:min-height="1.3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726cm"/>
    </style:style>
    <style:style style:name="gr11" style:family="graphic" style:parent-style-name="standard">
      <style:graphic-properties draw:stroke="none" svg:stroke-color="#000000" draw:fill="none" draw:fill-color="#ffffff" fo:min-height="1.552cm"/>
    </style:style>
    <style:style style:name="gr12" style:family="graphic" style:parent-style-name="standard">
      <style:graphic-properties draw:stroke="dash" draw:stroke-dash="Ultrafine_20_2_20_Dots_20_3_20_Dashes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4cm" fo:min-width="1.515cm"/>
    </style:style>
    <style:style style:name="gr15" style:family="graphic" style:parent-style-name="standard">
      <style:graphic-properties draw:stroke="none" svg:stroke-color="#000000" draw:fill="none" draw:fill-color="#ffffff" fo:min-height="1.02cm"/>
    </style:style>
    <style:style style:name="gr16" style:family="graphic" style:parent-style-name="standard">
      <style:graphic-properties draw:stroke="dash" draw:stroke-dash="_32__20_Dots_20_1_20_Dash" draw:fill="solid" draw:fill-color="#e6e6ff" draw:opacity="90%" draw:textarea-horizontal-align="justify" draw:textarea-vertical-align="middle" draw:auto-grow-height="false" draw:shadow-offset-x="0.305cm" draw:shadow-offset-y="0.305cm" draw:shadow-opacity="90%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908cm" svg:y1="14.969cm" svg:x2="4.908cm" svg:y2="20.684cm">
            <text:p/>
          </draw:line>
          <draw:connector draw:style-name="gr2" draw:text-style-name="P1" draw:layer="layout" draw:type="line" svg:x1="4.016cm" svg:y1="18.568cm" svg:x2="32.034cm" svg:y2="18.568cm" svg:d="m4016 18568h28018">
            <text:p/>
          </draw:connector>
          <draw:connector draw:style-name="gr3" draw:text-style-name="P1" draw:id="id1" draw:layer="layout" svg:x1="1.37cm" svg:y1="10.488cm" svg:x2="31.75cm" svg:y2="10.488cm" svg:d="m1370 10488h30380">
            <text:p/>
          </draw:connector>
          <draw:custom-shape draw:style-name="gr4" draw:text-style-name="P1" draw:layer="layout" svg:width="9.525cm" svg:height="5.08cm" svg:x="2.128cm" svg:y="7.4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.175cm" svg:height="3.175cm" svg:x="2.763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layer="layout" svg:width="2.305cm" svg:height="0.806cm" svg:x="2.998cm" svg:y="10.113cm">
            <draw:text-box>
              <text:p><text:span text:style-name="T1">Âncora</text:span></text:p>
            </draw:text-box>
          </draw:frame>
          <draw:custom-shape draw:style-name="gr5" draw:text-style-name="P1" draw:layer="layout" svg:width="3.175cm" svg:height="3.175cm" svg:x="5.338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175cm" svg:height="3.175cm" svg:x="7.878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3.175cm" svg:height="3.175cm" svg:x="12.188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175cm" svg:height="3.175cm" svg:x="14.728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775cm" svg:height="3.175cm" svg:x="17.268cm" svg:y="8.71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2" draw:layer="layout" svg:width="2.54cm" svg:height="1.465cm" svg:x="5.503cm" svg:y="10.084cm">
            <draw:text-box>
              <text:p><text:span text:style-name="T1">Âncora</text:span></text:p>
            </draw:text-box>
          </draw:frame>
          <draw:frame draw:style-name="gr8" draw:text-style-name="P2" draw:layer="layout" svg:width="2.54cm" svg:height="1.465cm" svg:x="8.078cm" svg:y="10.113cm">
            <draw:text-box>
              <text:p><text:span text:style-name="T1">Âncora</text:span></text:p>
            </draw:text-box>
          </draw:frame>
          <draw:frame draw:style-name="gr9" draw:text-style-name="P3" draw:layer="layout" svg:width="2.54cm" svg:height="1.616cm" svg:x="12.188cm" svg:y="10.084cm">
            <draw:text-box>
              <text:p><text:span text:style-name="T1">Vinheta</text:span></text:p>
            </draw:text-box>
          </draw:frame>
          <draw:frame draw:style-name="gr8" draw:text-style-name="P4" draw:layer="layout" svg:width="2.54cm" svg:height="1.465cm" svg:x="14.928cm" svg:y="10.113cm">
            <draw:text-box>
              <text:p><text:span text:style-name="T1">Âncora</text:span></text:p>
            </draw:text-box>
          </draw:frame>
          <draw:frame draw:style-name="gr8" draw:text-style-name="P2" draw:layer="layout" svg:width="3.775cm" svg:height="1.465cm" svg:x="17.068cm" svg:y="10.084cm">
            <draw:text-box>
              <text:p><text:span text:style-name="T1">Reportagem</text:span></text:p>
            </draw:text-box>
          </draw:frame>
          <draw:frame draw:style-name="gr10" draw:layer="layout" svg:width="3.571cm" svg:height="1.036cm" svg:x="5.542cm" svg:y="6.587cm">
            <draw:text-box>
              <text:p><text:span text:style-name="T2">Abertura</text:span></text:p>
            </draw:text-box>
          </draw:frame>
          <draw:g>
            <draw:frame draw:style-name="gr11" draw:layer="layout" svg:width="2.543cm" svg:height="1.802cm" svg:x="18.442cm" svg:y="3.634cm">
              <draw:text-box>
                <text:p>Tempo</text:p>
              </draw:text-box>
            </draw:frame>
            <draw:connector draw:style-name="gr12" draw:text-style-name="P1" draw:layer="layout" draw:type="line" svg:x1="16.098cm" svg:y1="5.192cm" svg:x2="23.099cm" svg:y2="5.199cm" svg:d="m16098 5192 7001 7">
              <text:p/>
            </draw:connector>
          </draw:g>
          <draw:line draw:style-name="gr1" draw:text-style-name="P1" draw:layer="layout" svg:x1="5.303cm" svg:y1="7.779cm" svg:x2="5.303cm" svg:y2="13.494cm">
            <text:p/>
          </draw:line>
          <draw:line draw:style-name="gr1" draw:text-style-name="P1" draw:layer="layout" svg:x1="7.843cm" svg:y1="7.779cm" svg:x2="7.843cm" svg:y2="13.494cm">
            <text:p/>
          </draw:line>
          <draw:line draw:style-name="gr1" draw:text-style-name="P1" draw:layer="layout" svg:x1="14.628cm" svg:y1="7.579cm" svg:x2="14.628cm" svg:y2="13.294cm">
            <text:p/>
          </draw:line>
          <draw:custom-shape draw:style-name="gr5" draw:text-style-name="P1" draw:layer="layout" svg:width="3.175cm" svg:height="3.175cm" svg:x="4.993cm" svg:y="16.70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175cm" svg:height="3.175cm" svg:x="7.533cm" svg:y="16.70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5" draw:layer="layout" svg:width="2.54cm" svg:height="1.465cm" svg:x="5.063cm" svg:y="18.073cm">
            <draw:text-box>
              <text:p><text:span text:style-name="T1">Âncora</text:span></text:p>
            </draw:text-box>
          </draw:frame>
          <draw:custom-shape draw:style-name="gr7" draw:text-style-name="P1" draw:layer="layout" svg:width="3.175cm" svg:height="3.175cm" svg:x="10.073cm" svg:y="16.70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2" draw:layer="layout" svg:width="3.175cm" svg:height="1.465cm" svg:x="9.868cm" svg:y="18.073cm">
            <draw:text-box>
              <text:p><text:span text:style-name="T1">Comercial</text:span></text:p>
            </draw:text-box>
          </draw:frame>
          <draw:frame draw:style-name="gr8" draw:text-style-name="P3" draw:layer="layout" svg:width="2.54cm" svg:height="1.465cm" svg:x="7.533cm" svg:y="18.058cm">
            <draw:text-box>
              <text:p><text:span text:style-name="T1">Vinheta</text:span></text:p>
            </draw:text-box>
          </draw:frame>
          <draw:custom-shape draw:style-name="gr4" draw:text-style-name="P1" draw:layer="layout" svg:width="6.985cm" svg:height="5.08cm" svg:x="23.713cm" svg:y="15.4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.175cm" svg:height="3.175cm" svg:x="24.387cm" svg:y="16.73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175cm" svg:height="3.174cm" svg:x="27.028cm" svg:y="16.73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" draw:text-style-name="P4" draw:layer="layout" svg:width="2.431cm" svg:height="0.806cm" svg:x="24.557cm" svg:y="18.104cm">
            <draw:text-box>
              <text:p><text:span text:style-name="T1">Âncora</text:span></text:p>
            </draw:text-box>
          </draw:frame>
          <draw:frame draw:style-name="gr14" draw:text-style-name="P6" draw:layer="layout" svg:width="3.152cm" svg:height="1.634cm" svg:x="26.811cm" svg:y="17.957cm">
            <draw:text-box>
              <text:p text:style-name="P1"><text:span text:style-name="T1">Vinheta</text:span></text:p>
              <text:p text:style-name="P1"><text:span text:style-name="T2">(</text:span><text:span text:style-name="T1">créditos</text:span><text:span text:style-name="T2">)</text:span></text:p>
            </draw:text-box>
          </draw:frame>
          <draw:frame draw:style-name="gr15" draw:layer="layout" svg:width="3.175cm" svg:height="1.27cm" svg:x="25.618cm" svg:y="14.429cm">
            <draw:text-box>
              <text:p><text:span text:style-name="T2">Término</text:span></text:p>
            </draw:text-box>
          </draw:frame>
          <draw:connector draw:style-name="gr3" draw:text-style-name="P1" draw:layer="layout" draw:line-skew="-1.033cm" svg:x1="31.75cm" svg:y1="10.488cm" svg:x2="4.063cm" svg:y2="18.615cm" draw:start-shape="id1" draw:start-glue-point="3" svg:d="m31750 10488v3306h-27687v4821">
            <text:p/>
          </draw:connector>
          <draw:custom-shape draw:style-name="gr5" draw:text-style-name="P1" draw:layer="layout" svg:width="3.175cm" svg:height="3.175cm" svg:x="24.252cm" svg:y="8.7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175cm" svg:height="3.174cm" svg:x="26.893cm" svg:y="8.76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" draw:text-style-name="P4" draw:layer="layout" svg:width="2.431cm" svg:height="0.806cm" svg:x="24.422cm" svg:y="10.13cm">
            <draw:text-box>
              <text:p><text:span text:style-name="T1">Âncora</text:span></text:p>
            </draw:text-box>
          </draw:frame>
          <draw:line draw:style-name="gr1" draw:text-style-name="P1" draw:layer="layout" svg:x1="24.143cm" svg:y1="7.444cm" svg:x2="24.143cm" svg:y2="13.159cm">
            <text:p/>
          </draw:line>
          <draw:frame draw:style-name="gr13" draw:text-style-name="P5" draw:layer="layout" svg:width="2.431cm" svg:height="0.806cm" svg:x="27.053cm" svg:y="10.125cm">
            <draw:text-box>
              <text:p><text:span text:style-name="T1">Âncora</text:span></text:p>
            </draw:text-box>
          </draw:frame>
          <draw:line draw:style-name="gr1" draw:text-style-name="P1" draw:layer="layout" svg:x1="10.008cm" svg:y1="14.968cm" svg:x2="10.008cm" svg:y2="20.683cm">
            <text:p/>
          </draw:line>
          <draw:line draw:style-name="gr1" draw:text-style-name="P1" draw:layer="layout" svg:x1="24.278cm" svg:y1="14.918cm" svg:x2="24.278cm" svg:y2="20.633cm">
            <text:p/>
          </draw:line>
          <draw:line draw:style-name="gr1" draw:text-style-name="P1" draw:layer="layout" svg:x1="26.793cm" svg:y1="7.491cm" svg:x2="26.793cm" svg:y2="13.206cm">
            <text:p/>
          </draw:line>
          <draw:custom-shape draw:style-name="gr16" draw:text-style-name="P1" draw:layer="layout" svg:width="3.175cm" svg:height="3.175cm" svg:x="15.997cm" svg:y="16.73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3.175cm" svg:height="3.174cm" svg:x="18.638cm" svg:y="16.7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" draw:text-style-name="P4" draw:layer="layout" svg:width="2.431cm" svg:height="0.806cm" svg:x="16.167cm" svg:y="17.608cm">
            <draw:text-box>
              <text:p><text:span text:style-name="T1">Âncora</text:span></text:p>
            </draw:text-box>
          </draw:frame>
          <draw:line draw:style-name="gr1" draw:text-style-name="P1" draw:layer="layout" svg:x1="15.888cm" svg:y1="14.922cm" svg:x2="15.888cm" svg:y2="20.637cm">
            <text:p/>
          </draw:line>
          <draw:frame draw:style-name="gr13" draw:text-style-name="P5" draw:layer="layout" svg:width="2.431cm" svg:height="0.806cm" svg:x="18.798cm" svg:y="17.603cm">
            <draw:text-box>
              <text:p><text:span text:style-name="T1">Âncora</text:span></text:p>
            </draw:text-box>
          </draw:frame>
          <draw:line draw:style-name="gr1" draw:text-style-name="P1" draw:layer="layout" svg:x1="18.538cm" svg:y1="14.969cm" svg:x2="18.538cm" svg:y2="20.6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lo  Coimbra</meta:initial-creator>
    <meta:creation-date>2010-12-11T02:40:27</meta:creation-date>
    <dc:date>2011-02-09T10:15:02</dc:date>
    <dc:creator>Danilo Coimbra</dc:creator>
    <meta:editing-duration>PT01H42M44S</meta:editing-duration>
    <meta:editing-cycles>10</meta:editing-cycles>
    <meta:generator>OpenOffice.org/3.2$Unix OpenOffice.org_project/320m18$Build-9502</meta:generator>
    <meta:document-statistic meta:object-count="51"/>
  </office:meta>
</office:document-meta>
</file>